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HttpMessageConverter4Case3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pHttpMessageConverter4Case3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3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3Test.test4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pHttpMessageConverter4Case3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pHttpMessageConverter4Case3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pHttpMessageConverter4Case3Test.test3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fastJsonp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Case3Test.test1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stJsonpHttpMessageConverter4Case3Test.isInjec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Case3Test.checkDefaultJSONPQueryParam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pHttpMessageConverter4Case3Test.test5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pHttpMessageConverter4Case3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3Test.test2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